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7a2" officeooo:paragraph-rsid="001897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 comm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22:46:59.260522971</meta:creation-date>
    <dc:date>2025-09-27T22:47:24.452935769</dc:date>
    <meta:editing-duration>PT25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24.2.7.2$Linux_X86_64 LibreOffice_project/420$Build-2</meta:generator>
  </office:meta>
</office:document-meta>
</file>